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Nudeln mit Fenchel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udeln</text:p>
          </table:table-cell>
          <table:table-cell table:formula="of:=125*[.$B$3]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nchel</text:p>
          </table:table-cell>
          <table:table-cell table:formula="of:=0.5*[.$B$3]" office:value-type="float" office:value="1" calcext:value-type="float">
            <text:p>1</text:p>
          </table:table-cell>
          <table:table-cell office:value-type="string" calcext:value-type="string">
            <text:p>Knol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maten, getrocknet</text:p>
          </table:table-cell>
          <table:table-cell table:formula="of:=1*[.$B$3]" office:value-type="float" office:value="2" calcext:value-type="float">
            <text:p>2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wiebel</text:p>
          </table:table-cell>
          <table:table-cell table:formula="of:=0.5*[.$B$3]" office:value-type="float" office:value="1" calcext:value-type="float">
            <text:p>1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noblauch</text:p>
          </table:table-cell>
          <table:table-cell table:formula="of:=1*[.$B$3]" office:value-type="float" office:value="2" calcext:value-type="float">
            <text:p>2</text:p>
          </table:table-cell>
          <table:table-cell office:value-type="string" calcext:value-type="string">
            <text:p>Zehe</text:p>
          </table:table-cell>
          <table:table-cell table:number-columns-repeated="5"/>
        </table:table-row>
        <table:table-row table:style-name="ro2" table:number-rows-repeated="5">
          <table:table-cell table:number-columns-repeated="8"/>
        </table:table-row>
        <table:table-row table:style-name="ro2">
          <table:table-cell table:style-name="ce3" office:value-type="string" calcext:value-type="string">
            <text:p>1) Die getrockneten Tomaten einige Zeit in heißem Wasser einweichen und nach ein paar Minuten in Streifen 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Knoblauch schälen, halbieren und in feine Würfel 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Zwiebel schälen, halbieren und in dünne Ringe 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Etwas Öl in die Pfanne geben und die Zwiebeln goldbraun braten, dabei mit etwas Salz und einer Prise Zucker würzen, aus der Pfanne nehmen und zur Seite stellen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Den Fenchel, waschen, halbieren und den Strunk entfernen. In feine, dünne Streifen 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6) Die Nudeln nach Packungsangabe in Salzwasser koch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7) Öl in die Pfanne geben und den Fenchel braten. Während des Bratens mit Salz und Pfeffer würzen und mit etwas Zucker karamellisier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8) Zum Schluss den Knoblauch, die Zwiebeln und die Tomatenstreifen dazu geben und kurz mitbraten.</text:p>
          </table:table-cell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3:25:14.1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1-05-02T14:00:50.269000000</dc:date>
    <meta:editing-duration>PT1H36M45S</meta:editing-duration>
    <meta:editing-cycles>23</meta:editing-cycles>
    <meta:document-statistic meta:table-count="1" meta:cell-count="27" meta:object-count="0"/>
  </office:meta>
</office:document-meta>
</file>